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bb701" officeooo:paragraph-rsid="001bb701"/>
    </style:style>
    <style:style style:name="P2" style:family="paragraph" style:parent-style-name="Standard">
      <style:paragraph-properties fo:text-align="start" style:justify-single-word="false"/>
      <style:text-properties officeooo:rsid="001f7b58" officeooo:paragraph-rsid="0020e4e4"/>
    </style:style>
    <style:style style:name="P3" style:family="paragraph" style:parent-style-name="Standard">
      <style:paragraph-properties fo:text-align="start" style:justify-single-word="false"/>
      <style:text-properties officeooo:rsid="0020e4e4" officeooo:paragraph-rsid="0020e4e4"/>
    </style:style>
    <style:style style:name="P4" style:family="paragraph" style:parent-style-name="Standard" style:list-style-name="L1">
      <style:paragraph-properties fo:text-align="start" style:justify-single-word="false"/>
      <style:text-properties officeooo:rsid="0020e4e4" officeooo:paragraph-rsid="0020e4e4"/>
    </style:style>
    <style:style style:name="P5" style:family="paragraph" style:parent-style-name="Standard">
      <style:paragraph-properties fo:line-height="200%" fo:text-align="start" style:justify-single-word="false"/>
      <style:text-properties officeooo:rsid="0020e4e4" officeooo:paragraph-rsid="0020e4e4"/>
    </style:style>
    <style:style style:name="P6" style:family="paragraph" style:parent-style-name="Standard" style:list-style-name="L1">
      <style:paragraph-properties fo:line-height="200%" fo:text-align="start" style:justify-single-word="false"/>
      <style:text-properties officeooo:rsid="0022b468" officeooo:paragraph-rsid="00276d31"/>
    </style:style>
    <style:style style:name="P7" style:family="paragraph" style:parent-style-name="Standard" style:list-style-name="L1">
      <style:paragraph-properties fo:line-height="200%" fo:text-align="start" style:justify-single-word="false"/>
      <style:text-properties officeooo:rsid="00231756" officeooo:paragraph-rsid="00276d31"/>
    </style:style>
    <style:style style:name="P8" style:family="paragraph" style:parent-style-name="Standard">
      <style:paragraph-properties fo:text-align="start" style:justify-single-word="false"/>
      <style:text-properties officeooo:rsid="0029084c" officeooo:paragraph-rsid="0029084c"/>
    </style:style>
    <style:style style:name="P9" style:family="paragraph" style:parent-style-name="Standard">
      <style:paragraph-properties fo:line-height="200%" fo:text-align="start" style:justify-single-word="false"/>
      <style:text-properties officeooo:rsid="0029084c" officeooo:paragraph-rsid="0029084c"/>
    </style:style>
    <style:style style:name="P10" style:family="paragraph" style:parent-style-name="Standard" style:list-style-name="L1">
      <style:paragraph-properties fo:text-align="start" style:justify-single-word="false"/>
      <style:text-properties officeooo:rsid="002c2747" officeooo:paragraph-rsid="002c2747"/>
    </style:style>
    <style:style style:name="P11" style:family="paragraph" style:parent-style-name="Standard" style:list-style-name="L1">
      <style:paragraph-properties fo:text-align="start" style:justify-single-word="false"/>
      <style:text-properties officeooo:rsid="002df160" officeooo:paragraph-rsid="002df160"/>
    </style:style>
    <style:style style:name="P12" style:family="paragraph" style:parent-style-name="Standard">
      <style:paragraph-properties fo:text-align="start" style:justify-single-word="false"/>
      <style:text-properties officeooo:rsid="002df160" officeooo:paragraph-rsid="002df160"/>
    </style:style>
    <style:style style:name="P13" style:family="paragraph" style:parent-style-name="Standard" style:list-style-name="L1">
      <style:paragraph-properties fo:text-align="start" style:justify-single-word="false"/>
      <style:text-properties officeooo:rsid="002f29b2" officeooo:paragraph-rsid="0035b470"/>
    </style:style>
    <style:style style:name="P14" style:family="paragraph" style:parent-style-name="Standard" style:list-style-name="L1">
      <style:paragraph-properties fo:text-align="start" style:justify-single-word="false"/>
      <style:text-properties officeooo:rsid="002f29b2" officeooo:paragraph-rsid="00368d0c"/>
    </style:style>
    <style:style style:name="P15" style:family="paragraph" style:parent-style-name="Standard" style:list-style-name="L1">
      <style:paragraph-properties fo:line-height="200%" fo:text-align="start" style:justify-single-word="false"/>
      <style:text-properties officeooo:rsid="00368d0c" officeooo:paragraph-rsid="00368d0c"/>
    </style:style>
    <style:style style:name="P16" style:family="paragraph" style:parent-style-name="Standard" style:list-style-name="L1">
      <style:paragraph-properties fo:line-height="200%" fo:text-align="start" style:justify-single-word="false"/>
      <style:text-properties officeooo:rsid="00374997" officeooo:paragraph-rsid="00374997"/>
    </style:style>
    <style:style style:name="P17" style:family="paragraph" style:parent-style-name="Standard" style:list-style-name="L1">
      <style:paragraph-properties fo:text-align="start" style:justify-single-word="false" fo:break-before="page"/>
      <style:text-properties officeooo:rsid="002f29b2" officeooo:paragraph-rsid="002f29b2"/>
    </style:style>
    <style:style style:name="P18" style:family="paragraph" style:parent-style-name="Standard" style:list-style-name="L1">
      <style:paragraph-properties fo:text-align="start" style:justify-single-word="false" fo:break-before="page"/>
      <style:text-properties officeooo:rsid="002f29b2" officeooo:paragraph-rsid="002df160"/>
    </style:style>
    <style:style style:name="P19" style:family="paragraph" style:parent-style-name="Standard" style:list-style-name="L1">
      <style:paragraph-properties fo:line-height="200%" fo:text-align="start" style:justify-single-word="false" fo:break-before="page"/>
      <style:text-properties officeooo:rsid="00231756" officeooo:paragraph-rsid="00276d31"/>
    </style:style>
    <style:style style:name="P20" style:family="paragraph" style:parent-style-name="Table_20_Contents">
      <style:paragraph-properties fo:text-align="center" style:justify-single-word="false"/>
      <style:text-properties fo:font-weight="bold" officeooo:rsid="001f7b58" officeooo:paragraph-rsid="0020e4e4" style:font-weight-asian="bold" style:font-weight-complex="bold"/>
    </style:style>
    <style:style style:name="P21" style:family="paragraph" style:parent-style-name="Table_20_Contents" style:list-style-name="L1">
      <style:paragraph-properties fo:text-align="center" style:justify-single-word="false"/>
      <style:text-properties fo:font-weight="bold" officeooo:rsid="002f29b2" officeooo:paragraph-rsid="00368d0c" style:font-weight-asian="bold" style:font-weight-complex="bold"/>
    </style:style>
    <style:style style:name="P22" style:family="paragraph" style:parent-style-name="Table_20_Contents" style:list-style-name="L1">
      <style:paragraph-properties fo:text-align="center" style:justify-single-word="false"/>
      <style:text-properties fo:font-weight="bold" officeooo:rsid="0031d818" officeooo:paragraph-rsid="00368d0c" style:font-weight-asian="bold" style:font-weight-complex="bold"/>
    </style:style>
    <style:style style:name="P23" style:family="paragraph" style:parent-style-name="Table_20_Contents">
      <style:paragraph-properties fo:text-align="start" style:justify-single-word="false"/>
      <style:text-properties officeooo:rsid="001f992b" officeooo:paragraph-rsid="0020e4e4"/>
    </style:style>
    <style:style style:name="P24" style:family="paragraph" style:parent-style-name="Table_20_Contents">
      <style:paragraph-properties fo:text-align="start" style:justify-single-word="false"/>
      <style:text-properties officeooo:rsid="0020486b" officeooo:paragraph-rsid="0020e4e4"/>
    </style:style>
    <style:style style:name="P25" style:family="paragraph" style:parent-style-name="Table_20_Contents" style:list-style-name="L1">
      <style:paragraph-properties fo:text-align="start" style:justify-single-word="false"/>
      <style:text-properties officeooo:rsid="002ff8c8" officeooo:paragraph-rsid="00368d0c"/>
    </style:style>
    <style:style style:name="P26" style:family="paragraph" style:parent-style-name="Table_20_Contents">
      <style:paragraph-properties fo:text-align="start" style:justify-single-word="false"/>
      <style:text-properties officeooo:rsid="00368d0c" officeooo:paragraph-rsid="00368d0c"/>
    </style:style>
    <style:style style:name="T1" style:family="text">
      <style:text-properties officeooo:rsid="001bb701"/>
    </style:style>
    <style:style style:name="T2" style:family="text">
      <style:text-properties officeooo:rsid="00231756"/>
    </style:style>
    <style:style style:name="T3" style:family="text">
      <style:text-properties officeooo:rsid="00246f7e"/>
    </style:style>
    <style:style style:name="T4" style:family="text">
      <style:text-properties officeooo:rsid="002df160"/>
    </style:style>
    <style:style style:name="T5" style:family="text">
      <style:text-properties officeooo:rsid="0031d818"/>
    </style:style>
    <style:style style:name="T6" style:family="text">
      <style:text-properties officeooo:rsid="003224c3"/>
    </style:style>
    <style:style style:name="T7" style:family="text">
      <style:text-properties officeooo:rsid="00327ee3"/>
    </style:style>
    <style:style style:name="T8" style:family="text">
      <style:text-properties officeooo:rsid="003693a9"/>
    </style:style>
    <style:style style:name="T9" style:family="text">
      <style:text-properties style:text-position="super 58%"/>
    </style:style>
    <style:style style:name="T10" style:family="text">
      <style:text-properties style:text-position="0% 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3305 Assingment 2</text:p>
      <text:list xml:id="list6984183377134888408" text:style-name="L1">
        <text:list-item>
          <text:p text:style-name="P4"/>
          <text:p text:style-name="P4"/>
        </text:list-item>
      </text:list>
      <table:table table:name="Table1" table:style-name="Table1">
        <table:table-column table:style-name="Table1.A" table:number-columns-repeated="2"/>
        <table:table-row>
          <table:table-cell table:style-name="Table1.A1" office:value-type="string">
            <text:p text:style-name="P20">Nice value</text:p>
          </table:table-cell>
          <table:table-cell table:style-name="Table1.B1" office:value-type="string">
            <text:p text:style-name="P20">CPU usage</text:p>
          </table:table-cell>
        </table:table-row>
        <table:table-row>
          <table:table-cell table:style-name="Table1.A2" office:value-type="string">
            <text:p text:style-name="P23">-5</text:p>
          </table:table-cell>
          <table:table-cell table:style-name="Table1.B2" office:value-type="string">
            <text:p text:style-name="P24">67%</text:p>
          </table:table-cell>
        </table:table-row>
        <table:table-row>
          <table:table-cell table:style-name="Table1.A2" office:value-type="string">
            <text:p text:style-name="P23">0</text:p>
          </table:table-cell>
          <table:table-cell table:style-name="Table1.B2" office:value-type="string">
            <text:p text:style-name="P24">22%</text:p>
          </table:table-cell>
        </table:table-row>
        <table:table-row>
          <table:table-cell table:style-name="Table1.A2" office:value-type="string">
            <text:p text:style-name="P23">5</text:p>
          </table:table-cell>
          <table:table-cell table:style-name="Table1.B2" office:value-type="string">
            <text:p text:style-name="P24">7.3%</text:p>
          </table:table-cell>
        </table:table-row>
        <table:table-row>
          <table:table-cell table:style-name="Table1.A2" office:value-type="string">
            <text:p text:style-name="P23">10</text:p>
          </table:table-cell>
          <table:table-cell table:style-name="Table1.B2" office:value-type="string">
            <text:p text:style-name="P24">2.0%</text:p>
          </table:table-cell>
        </table:table-row>
        <table:table-row>
          <table:table-cell table:style-name="Table1.A2" office:value-type="string">
            <text:p text:style-name="P23">15</text:p>
          </table:table-cell>
          <table:table-cell table:style-name="Table1.B2" office:value-type="string">
            <text:p text:style-name="P24">0.7%</text:p>
          </table:table-cell>
        </table:table-row>
        <table:table-row>
          <table:table-cell table:style-name="Table1.A2" office:value-type="string">
            <text:p text:style-name="P23">19</text:p>
          </table:table-cell>
          <table:table-cell table:style-name="Table1.B2" office:value-type="string">
            <text:p text:style-name="P24">0.7%</text:p>
          </table:table-cell>
        </table:table-row>
      </table:table>
      <text:p text:style-name="P2"/>
      <text:p text:style-name="P5">The nice command sets the priority of the process. The above table shows us that processes with a lower nice value <text:span text:style-name="T3">will </text:span>have higher priority on the CPU core <text:span text:style-name="T3">and get more processing time.</text:span></text:p>
      <text:p text:style-name="P3"/>
      <text:list xml:id="list24938615641590" text:continue-numbering="true" text:style-name="L1">
        <text:list-item>
          <text:p text:style-name="P6"/>
          <text:p text:style-name="P6">In order to ensure that the process with the default nice value recieves approximately 10% of the CPU, <text:span text:style-name="T2">the new process’s</text:span> nice value should be -10</text:p>
          <text:p text:style-name="P6"/>
          <text:p text:style-name="P7">In order to ensure that the process with the default nice value recieves approximately 95% of the CPU, the new process’s nice value should be 15</text:p>
          <text:p text:style-name="P7"/>
        </text:list-item>
        <text:list-item>
          <text:p text:style-name="P19"/>
        </text:list-item>
      </text:list>
      <text:p text:style-name="P9"><text:tab/><text:tab/>Elapsed time for minimal function call is: 1123</text:p>
      <text:p text:style-name="P9"><text:tab/><text:tab/>Elapsed time for a system call is: 3692</text:p>
      <text:p text:style-name="P9"/>
      <text:p text:style-name="P9"><text:tab/>My compare.c program uses the diff method shown in measuretime.c to first measure the time difference of running minimalFunctionCall(), an empty function with no parameters, and then measure the time difference of running getpid(). The results are displayed above illistrating that the minimal function call is faster than the getpid system call</text:p>
      <text:p text:style-name="P8"/>
      <text:p text:style-name="P8"/>
      <text:list xml:id="list24937912909476" text:continue-numbering="true" text:style-name="L1">
        <text:list-item>
          <text:p text:style-name="P10"/>
          <text:p text:style-name="P10"><text:span text:style-name="T4">Processor #1:</text:span></text:p>
          <text:p text:style-name="P11">vendor_id <text:s text:c="6"/>: GenuineIntel</text:p>
          <text:p text:style-name="P11"/>
          <text:p text:style-name="P11">model name <text:s text:c="5"/>: Intel(R) Core(TM) i7 CPU <text:s text:c="8"/>980 <text:s/>@ 3.33GHz</text:p>
          <text:p text:style-name="P11"/>
          <text:p text:style-name="P11">Processor #2:</text:p>
          <text:p text:style-name="P11">vendor_id <text:s text:c="6"/>: GenuineIntel</text:p>
          <text:p text:style-name="P11"/>
          <text:p text:style-name="P11">model name <text:s text:c="5"/>: Intel(R) Core(TM) i7 CPU <text:s text:c="8"/>980 <text:s/>@ 3.33GHz</text:p>
          <text:p text:style-name="P11"/>
          <text:p text:style-name="P11">Processor #3:</text:p>
          <text:p text:style-name="P11">vendor_id <text:s text:c="6"/>: GenuineIntel</text:p>
          <text:p text:style-name="P11"/>
          <text:p text:style-name="P11">model name <text:s text:c="5"/>: Intel(R) Core(TM) i7 CPU <text:s text:c="8"/>980 <text:s/>@ 3.33GHz</text:p>
          <text:p text:style-name="P11"/>
          <text:p text:style-name="P11">Processor #4:</text:p>
          <text:p text:style-name="P11">vendor_id <text:s text:c="6"/>: GenuineIntel</text:p>
          <text:p text:style-name="P11"/>
          <text:p text:style-name="P11">model name <text:s text:c="5"/>: Intel(R) Core(TM) i7 CPU <text:s text:c="8"/>980 <text:s/>@ 3.33GHz</text:p>
          <text:p text:style-name="P11"/>
          <text:p text:style-name="P11">Processor #5:</text:p>
          <text:p text:style-name="P11">vendor_id <text:s text:c="6"/>: GenuineIntel</text:p>
          <text:p text:style-name="P11"/>
          <text:p text:style-name="P11">model name <text:s text:c="5"/>: Intel(R) Core(TM) i7 CPU <text:s text:c="8"/>980 <text:s/>@ 3.33GHz</text:p>
          <text:p text:style-name="P11"/>
          <text:p text:style-name="P11"><text:soft-page-break/>Processor #6:</text:p>
          <text:p text:style-name="P11">vendor_id <text:s text:c="6"/>: GenuineIntel</text:p>
          <text:p text:style-name="P11"/>
          <text:p text:style-name="P11">model name <text:s text:c="5"/>: Intel(R) Core(TM) i7 CPU <text:s text:c="8"/>980 <text:s/>@ 3.33GHz</text:p>
          <text:p text:style-name="P11"/>
          <text:p text:style-name="P11">Processor #7:</text:p>
          <text:p text:style-name="P11">vendor_id <text:s text:c="6"/>: GenuineIntel</text:p>
        </text:list-item>
      </text:list>
      <text:p text:style-name="P12"/>
      <text:list xml:id="list24937432541721" text:continue-numbering="true" text:style-name="L1">
        <text:list-header>
          <text:p text:style-name="P11">model name <text:s text:c="5"/>: Intel(R) Core(TM) i7 CPU <text:s text:c="8"/>980 <text:s/>@ 3.33GHz</text:p>
          <text:p text:style-name="P11"/>
          <text:p text:style-name="P11">Processor #8:</text:p>
          <text:p text:style-name="P11">vendor_id <text:s text:c="6"/>: GenuineIntel</text:p>
          <text:p text:style-name="P11"/>
          <text:p text:style-name="P11">model name <text:s text:c="5"/>: Intel(R) Core(TM) i7 CPU <text:s text:c="8"/>980 <text:s/>@ 3.33GHz</text:p>
          <text:p text:style-name="P11"/>
          <text:p text:style-name="P11">Processor #9:</text:p>
          <text:p text:style-name="P11">vendor_id <text:s text:c="6"/>: GenuineIntel</text:p>
          <text:p text:style-name="P11"/>
          <text:p text:style-name="P11">model name <text:s text:c="5"/>: Intel(R) Core(TM) i7 CPU <text:s text:c="8"/>980 <text:s/>@ 3.33GHz</text:p>
          <text:p text:style-name="P11"/>
          <text:p text:style-name="P11">Processor #10:</text:p>
          <text:p text:style-name="P11">vendor_id <text:s text:c="6"/>: GenuineIntel</text:p>
          <text:p text:style-name="P11"/>
          <text:p text:style-name="P11">model name <text:s text:c="5"/>: Intel(R) Core(TM) i7 CPU <text:s text:c="8"/>980 <text:s/>@ 3.33GHz</text:p>
          <text:p text:style-name="P11"/>
          <text:p text:style-name="P11">Processor #11:</text:p>
          <text:p text:style-name="P11">vendor_id <text:s text:c="6"/>: GenuineIntel</text:p>
          <text:p text:style-name="P11"/>
          <text:p text:style-name="P11">model name <text:s text:c="5"/>: Intel(R) Core(TM) i7 CPU <text:s text:c="8"/>980 <text:s/>@ 3.33GHz</text:p>
          <text:p text:style-name="P11"/>
          <text:p text:style-name="P11">Processor #12:</text:p>
          <text:p text:style-name="P11">vendor_id <text:s text:c="6"/>: GenuineIntel</text:p>
          <text:p text:style-name="P11"/>
          <text:p text:style-name="P11">model name <text:s text:c="5"/>: Intel(R) Core(TM) i7 CPU <text:s text:c="8"/>980 <text:s/>@ 3.33GHz</text:p>
          <text:p text:style-name="P11"/>
          <text:p text:style-name="P11">Version: Linux version 4.4.1-2-ARCH (builduser@foutrelis) (gcc version 5.3.0 (GCC) ) #1 SMP PREEMPT Wed Feb 3 13:12:33 UTC 2016</text:p>
        </text:list-header>
        <text:list-item>
          <text:p text:style-name="P18"/>
          <text:p text:style-name="P16">This program (observer.c) creates a fork and uses the parent to monitor the child process. Every second the /proc/[pid]/stat file is read and scanned for the 14<text:span text:style-name="T9">th</text:span> and 15<text:span text:style-name="T9">th</text:span> stat value which returns time spent in user mode and kernel mode. I use a signal handler to check if the process has been killed and terminate the parent when that happens.</text:p>
        </text:list-item>
        <text:list-item>
          <text:p text:style-name="P17"/>
          <text:p text:style-name="P13"><text:span text:style-name="T5">Experiments:</text:span></text:p>
          <text:p text:style-name="P13"/>
          <text:p text:style-name="P13"><text:span text:style-name="T5">Running two cpuTimeWaste and comparison1 with RR/FIFO/OTHER and viewed results with top.</text:span></text:p>
          <text:p text:style-name="P13"><text:line-break/><text:span text:style-name="T6">I realized there was no difference with other processes and discovered that Real Time Scheduling processes are only effected by their scheduling policy when interacting with each other. </text:span></text:p>
          <text:p text:style-name="P13"><text:line-break/><text:span text:style-name="T6">Running multiple RR/FIFO/OTHER processes on the same core and viewing results with top</text:span></text:p>
          <text:p text:style-name="P13"/>
          <text:p text:style-name="P14"><text:span text:style-name="T7">In this experiment I could accurately make conclusions about all the different scheduling policies.</text:span></text:p>
        </text:list-item>
      </text:list>
      <table:table table:name="Table2" table:style-name="Table2">
        <table:table-column table:style-name="Table2.A" table:number-columns-repeated="2"/>
        <table:table-row>
          <table:table-cell table:style-name="Table2.A1" office:value-type="string">
            <text:list xml:id="list24938832197857" text:continue-numbering="true" text:style-name="L1">
              <text:list-header>
                <text:p text:style-name="P21">Scheduling Policy</text:p>
              </text:list-header>
            </text:list>
          </table:table-cell>
          <table:table-cell table:style-name="Table2.B1" office:value-type="string">
            <text:list xml:id="list24938000498592" text:continue-numbering="true" text:style-name="L1">
              <text:list-header>
                <text:p text:style-name="P22">Conclusion</text:p>
              </text:list-header>
            </text:list>
          </table:table-cell>
        </table:table-row>
        <table:table-row>
          <table:table-cell table:style-name="Table2.A2" office:value-type="string">
            <text:list xml:id="list24937288952516" text:continue-numbering="true" text:style-name="L1">
              <text:list-header>
                <text:p text:style-name="P25">SCHED_RR</text:p>
              </text:list-header>
            </text:list>
          </table:table-cell>
          <table:table-cell table:style-name="Table2.B2" office:value-type="string">
            <text:p text:style-name="P26">When multiple processes were run with the RR scheduling policy, I noticed that each process is sharing an equal time using the CPU core’s processing power. When 3 processes were run many times each process would be using 33% of the CPU.Therefore this experiement eccurately showed RoundRobin can be preempted by a time quantum. </text:p>
          </table:table-cell>
        </table:table-row>
        <table:table-row>
          <table:table-cell table:style-name="Table2.A2" office:value-type="string">
            <text:list xml:id="list24938656554853" text:continue-numbering="true" text:style-name="L1">
              <text:list-header>
                <text:p text:style-name="P25">SCHED_FIFO</text:p>
              </text:list-header>
            </text:list>
          </table:table-cell>
          <table:table-cell table:style-name="Table2.B2" office:value-type="string">
            <text:p text:style-name="P26">When multiple processes were run with the FIFO scheduling policy, I noticed that each process was waiting at 0% usage until the other processes in the queue we’re finished until it ran. Therefore this experiment accurately showed FIFO cant be preempted unless another process of higher priority is present in the execution queue.</text:p>
          </table:table-cell>
        </table:table-row>
        <table:table-row>
          <table:table-cell table:style-name="Table2.A2" office:value-type="string">
            <text:list xml:id="list24938956567319" text:continue-numbering="true" text:style-name="L1">
              <text:list-header>
                <text:p text:style-name="P25">SCHED_OTHER</text:p>
              </text:list-header>
            </text:list>
          </table:table-cell>
          <table:table-cell table:style-name="Table2.B2" office:value-type="string">
            <text:p text:style-name="P26">When multiple processes were run with the OTHER (default) scheduling policy I noticed similar behaviour to the RR scheduling policy except OTHER was more reactive to other tasks running on the system. When run with cpuTimeWaste (without a real time scheduling policy) I realized it was given an equal priority and the cpu time was being equally shared. </text:p>
          </table:table-cell>
        </table:table-row>
      </table:table>
      <text:list xml:id="list24938964656454" text:continue-numbering="true" text:style-name="L1">
        <text:list-item>
          <text:p text:style-name="P14"><text:soft-page-break/></text:p>
          <text:p text:style-name="P15">Experiements : Same as Question 6</text:p>
          <text:p text:style-name="P15">In all scheduling policies I noticed the same behaviour as reported in question 6 but very little to none CPU usage because the function was IO intensive so the scheduling policy did not have any effect on how the <text:span text:style-name="T8">processes were </text:span>order<text:span text:style-name="T8">ed</text:span> of process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bb70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tab/><text:tab/><text:span text:style-name="MT1">Gurpreet Singh</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17:06:57.066686147</meta:creation-date>
    <dc:date>2016-03-05T02:49:36.944412254</dc:date>
    <meta:editing-duration>PT6H58S</meta:editing-duration>
    <meta:editing-cycles>17</meta:editing-cycles>
    <meta:generator>LibreOffice/5.1.0.3$Linux_X86_64 LibreOffice_project/10m0$Build-3</meta:generator>
    <meta:document-statistic meta:table-count="2" meta:image-count="0" meta:object-count="0" meta:page-count="6" meta:paragraph-count="82" meta:word-count="731" meta:character-count="4604" meta:non-whitespace-character-count="3703"/>
  </office:meta>
</office:document-meta>
</file>